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3]-[.C3];4) &amp; &quot;-$&quot;&amp;DEC2HEX([.D3];4) &amp; &quot; : &quot; &amp; [.B3] &amp; &quot; (&quot; &amp; [.C3] &amp; &quot; bytes)&quot;" office:value-type="string" office:string-value="; $FE00-$FF00 : Stack (256 bytes)" calcext:value-type="string">
            <text:p>; $FE00-$FF00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4]-[.C4];4) &amp; &quot;-$&quot;&amp;DEC2HEX([.D4];4) &amp; &quot; : &quot; &amp; [.B4] &amp; &quot; (&quot; &amp; [.C4] &amp; &quot; bytes)&quot;" office:value-type="string" office:string-value="; $F600-$FA80 : Precalc vehicle 0 (1152 bytes)" calcext:value-type="string">
            <text:p>; $F600-$FA80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5]-[.C5];4) &amp; &quot;-$&quot;&amp;DEC2HEX([.D5];4) &amp; &quot; : &quot; &amp; [.B5] &amp; &quot; (&quot; &amp; [.C5] &amp; &quot; bytes)&quot;" office:value-type="string" office:string-value="; $F180-$F600 : Precalc vehicle 1 (1152 bytes)" calcext:value-type="string">
            <text:p>; $F180-$F600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6]-[.C6];4) &amp; &quot;-$&quot;&amp;DEC2HEX([.D6];4) &amp; &quot; : &quot; &amp; [.B6] &amp; &quot; (&quot; &amp; [.C6] &amp; &quot; bytes)&quot;" office:value-type="string" office:string-value="; $F5F0-$F5F8 : Input controllers values (8 bytes)" calcext:value-type="string">
            <text:p>; $F5F0-$F5F8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table:formula="of:=16*12" office:value-type="float" office:value="192" calcext:value-type="float">
            <text:p>192</text:p>
          </table:table-cell>
          <table:table-cell table:formula="of:=[.D6]-[.C7]" office:value-type="float" office:value="62776" calcext:value-type="float">
            <text:p>62776</text:p>
          </table:table-cell>
          <table:table-cell table:formula="of:=&quot;RAM_MAP_&quot;&amp;[.A7]&amp;&quot; equ $&quot; &amp; DEC2HEX([.D7];4)" office:value-type="string" office:string-value="RAM_MAP_CIRCUIT_DATA equ $F538" calcext:value-type="string">
            <text:p>RAM_MAP_CIRCUIT_DATA equ $F538</text:p>
          </table:table-cell>
          <table:table-cell table:formula="of:=&quot;; $&quot;&amp;DEC2HEX([.D7]-[.C7];4) &amp; &quot;-$&quot;&amp;DEC2HEX([.D7];4) &amp; &quot; : &quot; &amp; [.B7] &amp; &quot; (&quot; &amp; [.C7] &amp; &quot; bytes)&quot;" office:value-type="string" office:string-value="; $F478-$F538 : decompressed circuit data (192 bytes)" calcext:value-type="string">
            <text:p>; $F478-$F538 : decompressed circuit data (192 bytes)</text:p>
          </table:table-cell>
        </table:table-row>
        <table:table-row table:style-name="ro1">
          <table:table-cell table:number-columns-repeated="3"/>
          <table:table-cell table:formula="of:=[.D7]-[.C8]" office:value-type="float" office:value="62776" calcext:value-type="float">
            <text:p>62776</text:p>
          </table:table-cell>
          <table:table-cell table:formula="of:=&quot;RAM_MAP_&quot;&amp;[.A8]&amp;&quot; equ $&quot; &amp; DEC2HEX([.D8];4)" office:value-type="string" office:string-value="RAM_MAP_ equ $F538" calcext:value-type="string">
            <text:p>RAM_MAP_ equ $F538</text:p>
          </table:table-cell>
          <table:table-cell table:formula="of:=&quot;; $&quot;&amp;DEC2HEX([.D8]-[.C8];4) &amp; &quot;-$&quot;&amp;DEC2HEX([.D8];4) &amp; &quot; : &quot; &amp; [.B8] &amp; &quot; (&quot; &amp; [.C8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76" calcext:value-type="float">
            <text:p>62776</text:p>
          </table:table-cell>
          <table:table-cell table:formula="of:=&quot;RAM_MAP_&quot;&amp;[.A9]&amp;&quot; equ $&quot; &amp; DEC2HEX([.D9];4)" office:value-type="string" office:string-value="RAM_MAP_ equ $F538" calcext:value-type="string">
            <text:p>RAM_MAP_ equ $F538</text:p>
          </table:table-cell>
          <table:table-cell table:formula="of:=&quot;; $&quot;&amp;DEC2HEX([.D9]-[.C9];4) &amp; &quot;-$&quot;&amp;DEC2HEX([.D9];4) &amp; &quot; : &quot; &amp; [.B9] &amp; &quot; (&quot; &amp; [.C9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76" calcext:value-type="float">
            <text:p>62776</text:p>
          </table:table-cell>
          <table:table-cell table:formula="of:=&quot;RAM_MAP_&quot;&amp;[.A10]&amp;&quot; equ $&quot; &amp; DEC2HEX([.D10];4)" office:value-type="string" office:string-value="RAM_MAP_ equ $F538" calcext:value-type="string">
            <text:p>RAM_MAP_ equ $F538</text:p>
          </table:table-cell>
          <table:table-cell table:formula="of:=&quot;; $&quot;&amp;DEC2HEX([.D10]-[.C10];4) &amp; &quot;-$&quot;&amp;DEC2HEX([.D10];4) &amp; &quot; : &quot; &amp; [.B10] &amp; &quot; (&quot; &amp; [.C10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76" calcext:value-type="float">
            <text:p>62776</text:p>
          </table:table-cell>
          <table:table-cell table:formula="of:=&quot;RAM_MAP_&quot;&amp;[.A11]&amp;&quot; equ $&quot; &amp; DEC2HEX([.D11];4)" office:value-type="string" office:string-value="RAM_MAP_ equ $F538" calcext:value-type="string">
            <text:p>RAM_MAP_ equ $F538</text:p>
          </table:table-cell>
          <table:table-cell table:formula="of:=&quot;; $&quot;&amp;DEC2HEX([.D11]-[.C11];4) &amp; &quot;-$&quot;&amp;DEC2HEX([.D11];4) &amp; &quot; : &quot; &amp; [.B11] &amp; &quot; (&quot; &amp; [.C11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76" calcext:value-type="float">
            <text:p>62776</text:p>
          </table:table-cell>
          <table:table-cell table:formula="of:=&quot;RAM_MAP_&quot;&amp;[.A12]&amp;&quot; equ $&quot; &amp; DEC2HEX([.D12];4)" office:value-type="string" office:string-value="RAM_MAP_ equ $F538" calcext:value-type="string">
            <text:p>RAM_MAP_ equ $F538</text:p>
          </table:table-cell>
          <table:table-cell table:formula="of:=&quot;; $&quot;&amp;DEC2HEX([.D12]-[.C12];4) &amp; &quot;-$&quot;&amp;DEC2HEX([.D12];4) &amp; &quot; : &quot; &amp; [.B12] &amp; &quot; (&quot; &amp; [.C12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76" calcext:value-type="float">
            <text:p>62776</text:p>
          </table:table-cell>
          <table:table-cell table:formula="of:=&quot;RAM_MAP_&quot;&amp;[.A13]&amp;&quot; equ $&quot; &amp; DEC2HEX([.D13];4)" office:value-type="string" office:string-value="RAM_MAP_ equ $F538" calcext:value-type="string">
            <text:p>RAM_MAP_ equ $F538</text:p>
          </table:table-cell>
          <table:table-cell table:formula="of:=&quot;; $&quot;&amp;DEC2HEX([.D13]-[.C13];4) &amp; &quot;-$&quot;&amp;DEC2HEX([.D13];4) &amp; &quot; : &quot; &amp; [.B13] &amp; &quot; (&quot; &amp; [.C13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76" calcext:value-type="float">
            <text:p>62776</text:p>
          </table:table-cell>
          <table:table-cell table:formula="of:=&quot;RAM_MAP_&quot;&amp;[.A14]&amp;&quot; equ $&quot; &amp; DEC2HEX([.D14];4)" office:value-type="string" office:string-value="RAM_MAP_ equ $F538" calcext:value-type="string">
            <text:p>RAM_MAP_ equ $F538</text:p>
          </table:table-cell>
          <table:table-cell table:formula="of:=&quot;; $&quot;&amp;DEC2HEX([.D14]-[.C14];4) &amp; &quot;-$&quot;&amp;DEC2HEX([.D14];4) &amp; &quot; : &quot; &amp; [.B14] &amp; &quot; (&quot; &amp; [.C14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76" calcext:value-type="float">
            <text:p>62776</text:p>
          </table:table-cell>
          <table:table-cell table:formula="of:=&quot;RAM_MAP_&quot;&amp;[.A15]&amp;&quot; equ $&quot; &amp; DEC2HEX([.D15];4)" office:value-type="string" office:string-value="RAM_MAP_ equ $F538" calcext:value-type="string">
            <text:p>RAM_MAP_ equ $F538</text:p>
          </table:table-cell>
          <table:table-cell table:formula="of:=&quot;; $&quot;&amp;DEC2HEX([.D15]-[.C15];4) &amp; &quot;-$&quot;&amp;DEC2HEX([.D15];4) &amp; &quot; : &quot; &amp; [.B15] &amp; &quot; (&quot; &amp; [.C15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76" calcext:value-type="float">
            <text:p>62776</text:p>
          </table:table-cell>
          <table:table-cell table:formula="of:=&quot;RAM_MAP_&quot;&amp;[.A16]&amp;&quot; equ $&quot; &amp; DEC2HEX([.D16];4)" office:value-type="string" office:string-value="RAM_MAP_ equ $F538" calcext:value-type="string">
            <text:p>RAM_MAP_ equ $F538</text:p>
          </table:table-cell>
          <table:table-cell table:formula="of:=&quot;; $&quot;&amp;DEC2HEX([.D16]-[.C16];4) &amp; &quot;-$&quot;&amp;DEC2HEX([.D16];4) &amp; &quot; : &quot; &amp; [.B16] &amp; &quot; (&quot; &amp; [.C16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76" calcext:value-type="float">
            <text:p>62776</text:p>
          </table:table-cell>
          <table:table-cell table:formula="of:=&quot;RAM_MAP_&quot;&amp;[.A17]&amp;&quot; equ $&quot; &amp; DEC2HEX([.D17];4)" office:value-type="string" office:string-value="RAM_MAP_ equ $F538" calcext:value-type="string">
            <text:p>RAM_MAP_ equ $F538</text:p>
          </table:table-cell>
          <table:table-cell table:formula="of:=&quot;; $&quot;&amp;DEC2HEX([.D17]-[.C17];4) &amp; &quot;-$&quot;&amp;DEC2HEX([.D17];4) &amp; &quot; : &quot; &amp; [.B17] &amp; &quot; (&quot; &amp; [.C17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76" calcext:value-type="float">
            <text:p>62776</text:p>
          </table:table-cell>
          <table:table-cell table:formula="of:=&quot;RAM_MAP_&quot;&amp;[.A18]&amp;&quot; equ $&quot; &amp; DEC2HEX([.D18];4)" office:value-type="string" office:string-value="RAM_MAP_ equ $F538" calcext:value-type="string">
            <text:p>RAM_MAP_ equ $F538</text:p>
          </table:table-cell>
          <table:table-cell table:formula="of:=&quot;; $&quot;&amp;DEC2HEX([.D18]-[.C18];4) &amp; &quot;-$&quot;&amp;DEC2HEX([.D18];4) &amp; &quot; : &quot; &amp; [.B18] &amp; &quot; (&quot; &amp; [.C18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76" calcext:value-type="float">
            <text:p>62776</text:p>
          </table:table-cell>
          <table:table-cell table:formula="of:=&quot;RAM_MAP_&quot;&amp;[.A19]&amp;&quot; equ $&quot; &amp; DEC2HEX([.D19];4)" office:value-type="string" office:string-value="RAM_MAP_ equ $F538" calcext:value-type="string">
            <text:p>RAM_MAP_ equ $F538</text:p>
          </table:table-cell>
          <table:table-cell table:formula="of:=&quot;; $&quot;&amp;DEC2HEX([.D19]-[.C19];4) &amp; &quot;-$&quot;&amp;DEC2HEX([.D19];4) &amp; &quot; : &quot; &amp; [.B19] &amp; &quot; (&quot; &amp; [.C19] &amp; &quot; bytes)&quot;" office:value-type="string" office:string-value="; $F538-$F538 :  ( bytes)" calcext:value-type="string">
            <text:p>; $F538-$F538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76" calcext:value-type="float">
            <text:p>62776</text:p>
          </table:table-cell>
          <table:table-cell table:formula="of:=&quot;RAM_MAP_&quot;&amp;[.A20]&amp;&quot; equ $&quot; &amp; DEC2HEX([.D20];4)" office:value-type="string" office:string-value="RAM_MAP_ equ $F538" calcext:value-type="string">
            <text:p>RAM_MAP_ equ $F538</text:p>
          </table:table-cell>
          <table:table-cell table:formula="of:=&quot;; $&quot;&amp;DEC2HEX([.D20]-[.C20];4) &amp; &quot;-$&quot;&amp;DEC2HEX([.D20];4) &amp; &quot; : &quot; &amp; [.B20] &amp; &quot; (&quot; &amp; [.C20] &amp; &quot; bytes)&quot;" office:value-type="string" office:string-value="; $F538-$F538 :  ( bytes)" calcext:value-type="string">
            <text:p>; $F538-$F538 : <text:s/>( byt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8-17T14:50:17.053978900</dc:date>
    <meta:editing-duration>PT20M16S</meta:editing-duration>
    <meta:editing-cycles>5</meta:editing-cycles>
    <meta:document-statistic meta:table-count="1" meta:cell-count="77" meta:object-count="0"/>
  </office:meta>
</office:document-meta>
</file>